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4.5in" style:rel-width="100%" table:align="center"/>
    </style:style>
    <style:style style:name="Table8.A" style:family="table-column">
      <style:table-column-properties style:column-width="4.5in" style:rel-column-width="10794*"/>
    </style:style>
    <style:style style:name="Table8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3" style:family="table">
      <style:table-properties style:width="4.5in" style:rel-width="100%" table:align="center"/>
    </style:style>
    <style:style style:name="Table3.A" style:family="table-column">
      <style:table-column-properties style:column-width="4.5in" style:rel-column-width="10794*"/>
    </style:style>
    <style:style style:name="Table3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2" style:family="table">
      <style:table-properties style:width="4.5in" style:rel-width="100%" table:align="center"/>
    </style:style>
    <style:style style:name="Table2.A" style:family="table-column">
      <style:table-column-properties style:column-width="4.5in" style:rel-column-width="10794*"/>
    </style:style>
    <style:style style:name="Table2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1" style:family="table">
      <style:table-properties style:width="4.5in" style:rel-width="100%" table:align="center"/>
    </style:style>
    <style:style style:name="Table1.A" style:family="table-column">
      <style:table-column-properties style:column-width="4.5in" style:rel-column-width="10794*"/>
    </style:style>
    <style:style style:name="Table1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Normal">
      <style:text-properties style:font-name="Arial" fo:font-size="10pt" officeooo:paragraph-rsid="00a2a98f" style:font-size-asian="10pt" style:font-size-complex="10pt"/>
    </style:style>
    <style:style style:name="P5" style:family="paragraph" style:parent-style-name="Normal">
      <style:text-properties style:font-name="Arial" fo:font-size="10pt" officeooo:rsid="00b90930" officeooo:paragraph-rsid="00b90930" style:font-size-asian="10pt" style:font-size-complex="10pt"/>
    </style:style>
    <style:style style:name="P6" style:family="paragraph" style:parent-style-name="Normal"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bold" officeooo:paragraph-rsid="00bf441b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Normal">
      <style:text-properties style:font-name="Arial"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Normal">
      <style:text-properties style:font-name="Arial" fo:font-size="2pt" fo:font-style="normal" style:text-underline-style="none" fo:font-weight="normal" style:font-size-asian="1.75pt" style:font-style-asian="normal" style:font-weight-asian="normal" style:font-size-complex="2pt" style:font-style-complex="normal" style:font-weight-complex="normal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 fo:font-size="10pt" officeooo:paragraph-rsid="00cbb862" style:font-size-asian="10pt" style:font-size-complex="10pt"/>
    </style:style>
    <style:style style:name="P12" style:family="paragraph" style:parent-style-name="Standard">
      <style:text-properties style:font-name="Arial" fo:font-size="10pt" officeooo:paragraph-rsid="00cbb862" style:font-size-asian="10pt" style:font-size-complex="10pt"/>
    </style:style>
    <style:style style:name="P13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f6f4e" style:font-weight-asian="bold" style:font-weight-complex="bold"/>
    </style:style>
    <style:style style:name="T4" style:family="text">
      <style:text-properties officeooo:rsid="0039a1b4"/>
    </style:style>
    <style:style style:name="T5" style:family="text">
      <style:text-properties officeooo:rsid="004bbbae"/>
    </style:style>
    <style:style style:name="T6" style:family="text">
      <style:text-properties officeooo:rsid="005ff605"/>
    </style:style>
    <style:style style:name="T7" style:family="text">
      <style:text-properties officeooo:rsid="00a2a98f"/>
    </style:style>
    <style:style style:name="T8" style:family="text">
      <style:text-properties officeooo:rsid="00af6f4e"/>
    </style:style>
    <style:style style:name="T9" style:family="text">
      <style:text-properties officeooo:rsid="00bcf159"/>
    </style:style>
    <style:style style:name="T10" style:family="text">
      <style:text-properties fo:font-style="normal" style:text-underline-style="none" officeooo:rsid="01dfe32f" fo:background-color="transparent" loext:char-shading-value="0" style:font-name-asian="Arial" style:font-style-asian="normal" style:font-name-complex="Arial" style:font-style-complex="normal"/>
    </style:style>
    <style:style style:name="T11" style:family="text">
      <style:text-properties fo:font-style="normal" style:text-underline-style="none" officeooo:rsid="00cbb862" fo:background-color="transparent" loext:char-shading-value="0" style:font-name-asian="Arial" style:font-style-asian="normal" style:font-name-complex="Arial" style:font-style-complex="normal"/>
    </style:style>
    <style:style style:name="T12" style:family="text">
      <style:text-properties fo:font-style="normal" style:text-underline-style="none" officeooo:rsid="00cdf641" fo:background-color="transparent" loext:char-shading-value="0" style:font-name-asian="Arial" style:font-style-asian="normal" style:font-name-complex="Arial" style:font-style-complex="normal"/>
    </style:style>
    <style:style style:name="T13" style:family="text">
      <style:text-properties fo:font-style="normal" style:text-underline-style="none" officeooo:rsid="00cecd39" fo:background-color="transparent" loext:char-shading-value="0" style:font-name-asian="Arial" style:font-style-asian="normal" style:font-name-complex="Ari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89bdc22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89aa53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d4183b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c530f8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c989ea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cbb86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cd97b3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cecd3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cff07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d7f5f8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d9047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db64a5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1dfe32f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89bdc22" style:font-style-asian="normal" style:font-style-complex="normal"/>
    </style:style>
    <style:style style:name="T30" style:family="text">
      <style:text-properties fo:font-style="normal" style:text-underline-style="none" officeooo:rsid="089aa530" style:font-style-asian="normal" style:font-style-complex="normal"/>
    </style:style>
    <style:style style:name="T31" style:family="text">
      <style:text-properties fo:font-style="normal" style:text-underline-style="none" officeooo:rsid="00cff07b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89aa53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89bdc2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cd97b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d7f5f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db64a5" style:font-style-asian="normal" style:font-weight-asian="normal" style:font-style-complex="normal" style:font-weight-complex="normal"/>
    </style:style>
    <style:style style:name="T38" style:family="text">
      <style:text-properties officeooo:rsid="089aa530"/>
    </style:style>
    <style:style style:name="T39" style:family="text">
      <style:text-properties officeooo:rsid="089bdc22"/>
    </style:style>
    <style:style style:name="T40" style:family="text">
      <style:text-properties officeooo:rsid="00d48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AITS</text:p>
      <text:p text:style-name="P3"/>
      <text:p text:style-name="P4">The four Traits range from 1 to 6. <text:span text:style-name="T7">You</text:span> get 12 points for Traits.</text:p>
      <text:p text:style-name="P4">Trait rolls are [d6 + Trait]. Trait scores <text:span text:style-name="T5">set</text:span> the <text:span text:style-name="T6">upper</text:span> <text:span text:style-name="T5">limit</text:span> for the<text:span text:style-name="T4">ir</text:span> Skills.</text:p>
      <text:p text:style-name="P5">The average person would have a 3 in each Trait.</text:p>
      <text:p text:style-name="P2"/>
      <text:p text:style-name="P2"><text:tab/><text:span text:style-name="T2">Trait </text:span><text:span text:style-name="T3">Flow</text:span><text:span text:style-name="T1">:</text:span> <text:span text:style-name="T7">Once per </text:span>y<text:span text:style-name="T7">ea</text:span>r <text:span text:style-name="T8">(</text:span>in-game<text:span text:style-name="T8">),</text:span> you may <text:span text:style-name="T8">choose to</text:span> <text:span text:style-name="T8">move</text:span> 1 point from one Trait to another for <text:span text:style-name="T40">30</text:span>XP. Trait<text:span text:style-name="T8">s</text:span> can only be <text:span text:style-name="T8">change</text:span>d <text:span text:style-name="T8">by</text:span> <text:span text:style-name="T4">±</text:span>1 <text:span text:style-name="T8">in this way</text:span>. <text:span text:style-name="T8">Recalculate any associated </text:span>Proper<text:span text:style-name="T8">ties</text:span>.</text:p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8"/>
            <text:p text:style-name="P7">A<text:span text:style-name="T9">gility</text:span></text:p>
            <text:p text:style-name="P8"/>
            <text:p text:style-name="P12"><text:tab/>A<text:span text:style-name="T28">gility</text:span><text:span text:style-name="T14"> is a Character’s talent for physical coordination. </text:span><text:span text:style-name="T23">High Agility</text:span><text:span text:style-name="T14"> </text:span><text:span text:style-name="T23">indicates</text:span><text:span text:style-name="T14"> balance, flexibility, and fine </text:span><text:span text:style-name="T20">motor skill</text:span><text:span text:style-name="T14">.</text:span><text:span text:style-name="T27"> </text:span><text:span text:style-name="T11">This</text:span><text:span text:style-name="T14"> Trait </text:span><text:span text:style-name="T22">determines</text:span><text:span text:style-name="T14"> </text:span><text:span text:style-name="T19">Action</text:span><text:span text:style-name="T20">s and Speed.</text:span><text:span text:style-name="T14"> </text:span>A<text:span text:style-name="T28">gility</text:span><text:span text:style-name="T14"> is the parent Trait for </text:span><text:span text:style-name="T24">Acrobatics, </text:span><text:span text:style-name="T21">Manipulation</text:span><text:span text:style-name="T14">, </text:span><text:span text:style-name="T32">Ranged, </text:span><text:span text:style-name="T35">and Stealth</text:span><text:span text:style-name="T14">.</text:span></text:p>
            <text:p text:style-name="P6"/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7">B<text:span text:style-name="T9">rains</text:span></text:p>
            <text:p text:style-name="P8"/>
            <text:p text:style-name="P11"><text:span text:style-name="T10"><text:tab/></text:span><text:span text:style-name="T38">B</text:span><text:span text:style-name="T30">rains</text:span><text:span text:style-name="T14"> is a </text:span><text:span text:style-name="T16">Character’s talent for cognitive </text:span><text:span text:style-name="T23">performance</text:span><text:span text:style-name="T16"> and abstract thought. </text:span><text:span text:style-name="T23">High</text:span><text:span text:style-name="T16"> </text:span><text:span text:style-name="T38">B</text:span><text:span text:style-name="T30">rains</text:span><text:span text:style-name="T16"> </text:span><text:span text:style-name="T23">indicates</text:span><text:span text:style-name="T16"> </text:span><text:span text:style-name="T23">sharp memory</text:span><text:span text:style-name="T16">, </text:span><text:span text:style-name="T23">keen awareness</text:span><text:span text:style-name="T16">, and </text:span><text:span text:style-name="T23">studiousness</text:span><text:span text:style-name="T16">.</text:span><text:span text:style-name="T27"> </text:span><text:span text:style-name="T12">This Trait</text:span><text:span text:style-name="T16"> </text:span><text:span text:style-name="T22">determines</text:span><text:span text:style-name="T16"> </text:span><text:span text:style-name="T22">Actions and Experience</text:span><text:span text:style-name="T16">.</text:span><text:span text:style-name="T30"> </text:span><text:span text:style-name="T38">B</text:span><text:span text:style-name="T30">rains</text:span><text:span text:style-name="T16"> is the parent Trait for </text:span><text:span text:style-name="T33">Medicine</text:span><text:span text:style-name="T16">, </text:span><text:span text:style-name="T24">Perception, </text:span><text:span text:style-name="T33">Science, </text:span><text:span text:style-name="T37">and Survival</text:span><text:span text:style-name="T16">.</text:span></text:p>
            <text:p text:style-name="P8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8"/>
            <text:p text:style-name="P7">C<text:span text:style-name="T9">onstitution</text:span></text:p>
            <text:p text:style-name="P8"/>
            <text:p text:style-name="P12"><text:span text:style-name="T39"><text:tab/>C</text:span><text:span text:style-name="T29">onstitution</text:span><text:span text:style-name="T14"> is a Character’s talent for </text:span><text:span text:style-name="T15">physical strength</text:span><text:span text:style-name="T14"> and </text:span><text:span text:style-name="T15">durability</text:span><text:span text:style-name="T14">. </text:span><text:span text:style-name="T23">H</text:span><text:span text:style-name="T14">igh </text:span><text:span text:style-name="T39">C</text:span><text:span text:style-name="T29">onstitution </text:span><text:span text:style-name="T31">indicates good</text:span><text:span text:style-name="T15"> health </text:span><text:span text:style-name="T23">and powerful</text:span><text:span text:style-name="T14"> </text:span><text:span text:style-name="T23">muscles</text:span><text:span text:style-name="T14">.</text:span><text:span text:style-name="T27"> </text:span><text:span text:style-name="T13">This Trait </text:span><text:span text:style-name="T15">determines </text:span><text:span text:style-name="T29">Health</text:span><text:span text:style-name="T15">, </text:span><text:span text:style-name="T22">Pain, and Speed</text:span><text:span text:style-name="T14">. </text:span><text:span text:style-name="T39">C</text:span><text:span text:style-name="T29">onstitution</text:span><text:span text:style-name="T14"> is the parent Trait for </text:span><text:span text:style-name="T24">Athletics</text:span><text:span text:style-name="T33">,</text:span><text:span text:style-name="T16"> </text:span><text:span text:style-name="T26">Build, </text:span><text:span text:style-name="T34">Drive</text:span><text:span text:style-name="T17">,</text:span><text:span text:style-name="T15"> </text:span><text:span text:style-name="T26">and </text:span><text:span text:style-name="T34">Melee</text:span><text:span text:style-name="T14">.</text:span></text:p>
            <text:p text:style-name="P8"/>
          </table:table-cell>
        </table:table-row>
      </table:table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  <text:p text:style-name="P7">D<text:span text:style-name="T9">emeanor</text:span></text:p>
            <text:p text:style-name="P8"/>
            <text:p text:style-name="P12"><text:span text:style-name="T39"><text:tab/>D</text:span><text:span text:style-name="T29">emeanor</text:span><text:span text:style-name="T14"> is a Character’s talent for</text:span><text:span text:style-name="T15"> social </text:span><text:span text:style-name="T18">e</text:span><text:span text:style-name="T23">xchanges </text:span><text:span text:style-name="T15">and sheer force of will</text:span><text:span text:style-name="T14">. </text:span><text:span text:style-name="T23">High </text:span><text:span text:style-name="T39">D</text:span><text:span text:style-name="T29">emeanor</text:span><text:span text:style-name="T14"> </text:span><text:span text:style-name="T23">indicates</text:span><text:span text:style-name="T14"> </text:span><text:span text:style-name="T15">charisma, self-</text:span><text:span text:style-name="T23">motivation</text:span><text:span text:style-name="T15">, and confidence</text:span><text:span text:style-name="T14">.</text:span><text:span text:style-name="T15"> </text:span><text:span text:style-name="T23">This Trait determines Psyche and</text:span><text:span text:style-name="T15"> </text:span><text:span text:style-name="T29">Luck</text:span><text:span text:style-name="T15">.</text:span><text:span text:style-name="T14"> </text:span><text:span text:style-name="T39">D</text:span><text:span text:style-name="T29">emeanor</text:span><text:span text:style-name="T14"> is also the parent Trait for </text:span><text:span text:style-name="T23">Leadership, </text:span><text:span text:style-name="T34">Perform</text:span><text:span text:style-name="T14">, </text:span><text:span text:style-name="T25">Socialize, </text:span><text:span text:style-name="T14">and </text:span><text:span text:style-name="T34">Tame</text:span><text:span text:style-name="T14">.</text:span></text:p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2T10:18:13.532033305</dc:date>
    <meta:editing-cycles>111</meta:editing-cycles>
    <meta:editing-duration>P1DT22H26M58S</meta:editing-duration>
    <meta:document-statistic meta:table-count="4" meta:image-count="0" meta:object-count="0" meta:page-count="1" meta:paragraph-count="15" meta:word-count="225" meta:character-count="1461" meta:non-whitespace-character-count="1246"/>
    <meta:template xlink:type="simple" xlink:actuate="onRequest" xlink:title="" xlink:href="../../../Apocalyptia%203%20Manuscript.odt/Normal"/>
  </office:meta>
</office:document-meta>
</file>